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background-color="#ffff66"/>
    </style:style>
    <style:style style:name="P2" style:family="paragraph" style:parent-style-name="Standard">
      <style:text-properties fo:background-color="#00ccff"/>
    </style:style>
    <style:style style:name="P3" style:family="paragraph" style:parent-style-name="Standard" style:list-style-name="L1">
      <style:text-properties fo:background-color="#99ff66"/>
    </style:style>
    <style:style style:name="P4" style:family="paragraph" style:parent-style-name="Standard" style:list-style-name="L2">
      <style:text-properties fo:background-color="#99ff66"/>
    </style:style>
    <style:style style:name="P5" style:family="paragraph" style:parent-style-name="Standard">
      <style:text-properties fo:background-color="#ffff66"/>
    </style:style>
    <style:style style:name="P6" style:family="paragraph" style:parent-style-name="Standard" style:list-style-name="L1">
      <style:text-properties fo:background-color="#ffff66"/>
    </style:style>
    <style:style style:name="P7" style:family="paragraph" style:parent-style-name="Standard" style:list-style-name="L3">
      <style:text-properties fo:background-color="#ffff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97045748502370748" text:style-name="L1">
        <text:list-item>
          <text:p text:style-name="P3">Stworzenie Klasy Grupa Postaci</text:p>
        </text:list-item>
      </text:list>
      <text:list xml:id="list1446580548389493627" text:style-name="L2">
        <text:list-item>
          <text:p text:style-name="P4">Przerabianie systemu zapisywania</text:p>
        </text:list-item>
      </text:list>
      <text:list xml:id="list39337725" text:continue-list="list9197045748502370748" text:style-name="L1">
        <text:list-item>
          <text:p text:style-name="P3">Mozliwosc Zapisywania Klasy Lista Grupa Postaci</text:p>
        </text:list-item>
        <text:list-item>
          <text:p text:style-name="P3">Stworzenie Prefabu Grupy</text:p>
        </text:list-item>
        <text:list-item>
          <text:p text:style-name="P3">Zamiana okien w UI aby wyswietlalo grupy</text:p>
        </text:list-item>
        <text:list-item>
          <text:p text:style-name="P3">Przyciski do stworzenia nowej grupy</text:p>
        </text:list-item>
        <text:list-item>
          <text:p text:style-name="P3">Kod do tworzenia nowej grupy i dodanie jej do listy oraz aktualizowanie UI grup</text:p>
        </text:list-item>
        <text:list-item>
          <text:p text:style-name="P3">Stworzenie "check Box" aby wybrac ktore postacia beda w grupie</text:p>
        </text:list-item>
        <text:list-item>
          <text:p text:style-name="P3">Wybranie misji dla grupy</text:p>
        </text:list-item>
        <text:list-item>
          <text:p text:style-name="P3">Wyswietlanie nagrod za misje</text:p>
        </text:list-item>
        <text:list-item>
          <text:p text:style-name="P3">Kod kontrolujacy misje grupy</text:p>
        </text:list-item>
        <text:list-item>
          <text:p text:style-name="P6">Kod wymuszajacy zaprzestanie wykonywania misji po powrocie</text:p>
        </text:list-item>
        <text:list-item>
          <text:p text:style-name="P3">Stworzyc Klase przechowujaca przedmioty</text:p>
        </text:list-item>
        <text:list-item>
          <text:p text:style-name="P3">Stworzyc Klase LOOT_Table</text:p>
        </text:list-item>
        <text:list-item>
          <text:p text:style-name="P6">Ikony</text:p>
        </text:list-item>
      </text:list>
      <text:list xml:id="list7150118850468338335" text:style-name="L3">
        <text:list-item>
          <text:p text:style-name="P7">Obramowki glownych przyciskow</text:p>
        </text:list-item>
        <text:list-item>
          <text:p text:style-name="P7">Ikonka grupy</text:p>
        </text:list-item>
        <text:list-item>
          <text:p text:style-name="P7">Ikony typow przedmiotow</text:p>
        </text:list-item>
        <text:list-item>
          <text:p text:style-name="P7">Ikona postaci</text:p>
        </text:list-item>
        <text:list-item>
          <text:p text:style-name="P7">Background</text:p>
        </text:list-item>
      </text:list>
      <text:p text:style-name="P2">Najpierw dokończyć tą wersję gry. </text:p>
      <text:p text:style-name="P1"/>
      <text:p text:style-name="P1">Przekształcenie gry w zarzadzanie gildią bohaterów. Wydawanie misji, NPC przyjmują zlecenia i próbują je wykonać w zamian za pieniądze / <text:s/>przedmioty.<text:line-break/>Gracz może posiadac własną grupę bohaterów którą może ulepszać, i wysyłać na misję.<text:line-break/>Możliwość tworzenia przedmiotów, sprzedawania ich, kupna przedmiotów z rynku lokalnego.</text:p>
      <text:p text:style-name="P1"/>
      <text:p text:style-name="P1"/>
      <text:p text:style-name="P1">Polana,</text:p>
      <text:p text:style-name="P1">Las</text:p>
      <text:p text:style-name="P1">Głęboki Las</text:p>
      <text:p text:style-name="P1">Jaskinia</text:p>
      <text:p text:style-name="P1">Bagna</text:p>
      <text:p text:style-name="P1">Glebokie Jaskinie</text:p>
      <text:p text:style-name="P1">Martwy Las</text:p>
      <text:p text:style-name="P1">Wnętrza Ziemi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1M16S</meta:editing-duration>
    <meta:editing-cycles>36</meta:editing-cycles>
    <meta:generator>OpenOffice/4.1.3$Win32 OpenOffice.org_project/413m1$Build-9783</meta:generator>
    <dc:date>2021-09-08T19:10:15.61</dc:date>
    <dc:creator>Shaw Soidade</dc:creator>
    <meta:document-statistic meta:table-count="0" meta:image-count="0" meta:object-count="0" meta:page-count="1" meta:paragraph-count="31" meta:word-count="171" meta:character-count="1112"/>
    <meta:user-defined meta:name="Info 1"/>
    <meta:user-defined meta:name="Info 2"/>
    <meta:user-defined meta:name="Info 3"/>
    <meta:user-defined meta:name="Info 4"/>
  </office:meta>
</office:document-meta>
</file>